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luid compressibility</text:p>
          </table:table-cell>
          <table:table-cell office:value-type="string" calcext:value-type="string">
            <text:p>Cf</text:p>
          </table:table-cell>
          <table:table-cell table:style-name="ce1" office:value-type="float" office:value="0.000000004" calcext:value-type="float">
            <text:p>4.00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 compressibility</text:p>
          </table:table-cell>
          <table:table-cell office:value-type="string" calcext:value-type="string">
            <text:p>Cs</text:p>
          </table:table-cell>
          <table:table-cell table:style-name="ce1" office:value-type="float" office:value="0.00000000002" calcext:value-type="float">
            <text:p>2.0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ozity</text:p>
          </table:table-cell>
          <table:table-cell office:value-type="string" calcext:value-type="string">
            <text:p>et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ression modulus</text:p>
          </table:table-cell>
          <table:table-cell office:value-type="string" calcext:value-type="string">
            <text:p>K</text:p>
          </table:table-cell>
          <table:table-cell table:style-name="ce1" office:value-type="float" office:value="30000000000" calcext:value-type="float">
            <text:p>3.00E+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ar modulus</text:p>
          </table:table-cell>
          <table:table-cell office:value-type="string" calcext:value-type="string">
            <text:p>G</text:p>
          </table:table-cell>
          <table:table-cell table:style-name="ce1" office:value-type="float" office:value="10000000000" calcext:value-type="float">
            <text:p>1.00E+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ous media compressibility</text:p>
          </table:table-cell>
          <table:table-cell office:value-type="string" calcext:value-type="string">
            <text:p>Cm</text:p>
          </table:table-cell>
          <table:table-cell table:formula="of:=1/[.C6]" office:value-type="float" office:value="0.0000000000333333333333333" calcext:value-type="float">
            <text:p>3.33333333333333E-1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ot</text:p>
          </table:table-cell>
          <table:table-cell office:value-type="string" calcext:value-type="string">
            <text:p>alpha</text:p>
          </table:table-cell>
          <table:table-cell office:value-type="float" office:value="0.2" calcext:value-type="float">
            <text:p>0.2</text:p>
          </table:table-cell>
          <table:table-cell table:formula="of:=1-[.C3]/[.C8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ativity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02" calcext:value-type="float">
            <text:p>2.00E-08</text:p>
          </table:table-cell>
          <table:table-cell table:formula="of:=[.C4]*[.C2]+([.D10]-[.C4])*[.C3]" office:value-type="float" office:value="0.000000000207" calcext:value-type="float">
            <text:p>2.07E-1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oung modulus</text:p>
          </table:table-cell>
          <table:table-cell office:value-type="string" calcext:value-type="string">
            <text:p>E</text:p>
          </table:table-cell>
          <table:table-cell table:style-name="ce1" table:formula="of:=9*[.C6]*[.C7]/(3*[.C6]+[.C7])" office:value-type="float" office:value="27000000000" calcext:value-type="float">
            <text:p>2.70E+1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isson ratio</text:p>
          </table:table-cell>
          <table:table-cell office:value-type="string" calcext:value-type="string">
            <text:p>nu</text:p>
          </table:table-cell>
          <table:table-cell table:formula="of:=(3*[.C6]-2*[.C7])/(2*(3*[.C6]+[.C7]))"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ydraulic conductivity</text:p>
          </table:table-cell>
          <table:table-cell office:value-type="string" calcext:value-type="string">
            <text:p>k</text:p>
          </table:table-cell>
          <table:table-cell table:style-name="ce1" office:value-type="float" office:value="6E-015" calcext:value-type="float">
            <text:p>6.00E-15</text:p>
          </table:table-cell>
          <table:table-cell/>
          <table:table-cell office:value-type="string" calcext:value-type="string">
            <text:p>confined compressibility of the porous medium</text:p>
          </table:table-cell>
          <table:table-cell office:value-type="string" calcext:value-type="string">
            <text:p>mv</text:p>
          </table:table-cell>
          <table:table-cell table:formula="of:=1/([.C6]+4/3*[.C7])" office:value-type="float" office:value="0.0000000000230769230769231" calcext:value-type="float">
            <text:p>2.30769230769231E-11</text:p>
          </table:table-cell>
          <table:table-cell/>
        </table:table-row>
        <table:table-row table:style-name="ro1">
          <table:table-cell office:value-type="string" calcext:value-type="string">
            <text:p>fluid density</text:p>
          </table:table-cell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p0</text:p>
          </table:table-cell>
          <table:table-cell table:formula="of:=[.C21]*[.C10]*[.G17]/([.C11]+[.C10]*[.C10]*[.G17])" office:value-type="float" office:value="2307.58580373214" calcext:value-type="float">
            <text:p>2307.58580373214</text:p>
          </table:table-cell>
          <table:table-cell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string" calcext:value-type="string">
            <text:p>pressure head</text:p>
          </table:table-cell>
          <table:table-cell office:value-type="string" calcext:value-type="string">
            <text:p>h0</text:p>
          </table:table-cell>
          <table:table-cell table:formula="of:=[.G18]/[.C18]/[.C19]" office:value-type="float" office:value="0.235227910676059" calcext:value-type="float">
            <text:p>0.23522791067605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 load</text:p>
          </table:table-cell>
          <table:table-cell office:value-type="string" calcext:value-type="string">
            <text:p>q</text:p>
          </table:table-cell>
          <table:table-cell table:style-name="ce1" office:value-type="float" office:value="10000000" calcext:value-type="float">
            <text:p>1.00E+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2:24:21.989165237</meta:creation-date>
    <dc:date>2021-04-20T14:35:15.225057806</dc:date>
    <meta:editing-duration>PT20M2S</meta:editing-duration>
    <meta:editing-cycles>5</meta:editing-cycles>
    <meta:generator>LibreOffice/6.4.6.2$Linux_X86_64 LibreOffice_project/40$Build-2</meta:generator>
    <meta:document-statistic meta:table-count="1" meta:cell-count="54" meta:object-count="0"/>
  </office:meta>
</office:document-meta>
</file>